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Tag_20_line">
      <style:text-properties officeooo:paragraph-rsid="004bc553"/>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84" style:family="paragraph" style:parent-style-name="Contents_20_4">
      <style:paragraph-properties>
        <style:tab-stops>
          <style:tab-stop style:position="6.3354in" style:type="right" style:leader-style="dotted" style:leader-text="."/>
        </style:tab-stops>
      </style:paragraph-properties>
    </style:style>
    <style:style style:name="P85"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86"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89" style:family="paragraph" style:parent-style-name="Preformatted_20_Text">
      <style:text-properties officeooo:rsid="01709be2" officeooo:paragraph-rsid="01709be2"/>
    </style:style>
    <style:style style:name="P90" style:family="paragraph" style:parent-style-name="Text_20_body" style:master-page-name="First_20_Page">
      <style:paragraph-properties style:page-number="auto"/>
    </style:style>
    <style:style style:name="P91" style:family="paragraph" style:parent-style-name="Text_20_body" style:list-style-name="L1"/>
    <style:style style:name="P92" style:family="paragraph" style:parent-style-name="Text_20_body" style:list-style-name="L2">
      <style:text-properties officeooo:rsid="0161eaf5" officeooo:paragraph-rsid="0161eaf5"/>
    </style:style>
    <style:style style:name="P93" style:family="paragraph" style:parent-style-name="Text_20_body" style:list-style-name="L2">
      <style:text-properties officeooo:rsid="0163e207" officeooo:paragraph-rsid="0163e207"/>
    </style:style>
    <style:style style:name="P94" style:family="paragraph" style:parent-style-name="Text_20_body" style:list-style-name="L3">
      <style:text-properties officeooo:rsid="0164b578" officeooo:paragraph-rsid="0164b578"/>
    </style:style>
    <style:style style:name="P95" style:family="paragraph" style:parent-style-name="Text_20_body" style:list-style-name="L3">
      <style:text-properties officeooo:rsid="01653a47" officeooo:paragraph-rsid="01653a47"/>
    </style:style>
    <style:style style:name="P96" style:family="paragraph" style:parent-style-name="Text_20_body" style:list-style-name="L3">
      <style:text-properties officeooo:rsid="0166389a" officeooo:paragraph-rsid="0166389a"/>
    </style:style>
    <style:style style:name="P97" style:family="paragraph" style:parent-style-name="Text_20_body" style:list-style-name="L4">
      <style:text-properties officeooo:rsid="0186f462" officeooo:paragraph-rsid="0186f462"/>
    </style:style>
    <style:style style:name="P98" style:family="paragraph" style:parent-style-name="Text_20_body" style:list-style-name="L4">
      <style:text-properties officeooo:rsid="0187e11d" officeooo:paragraph-rsid="0187e11d"/>
    </style:style>
    <style:style style:name="P99" style:family="paragraph" style:parent-style-name="Text_20_body" style:list-style-name="L4">
      <style:text-properties officeooo:rsid="018b3ece" officeooo:paragraph-rsid="018b3ece"/>
    </style:style>
    <style:style style:name="P100" style:family="paragraph" style:parent-style-name="Text_20_body" style:list-style-name="L4">
      <style:text-properties officeooo:rsid="018c2de8" officeooo:paragraph-rsid="018b3ece"/>
    </style:style>
    <style:style style:name="P101" style:family="paragraph" style:parent-style-name="Text_20_body" style:list-style-name="L4">
      <style:text-properties officeooo:rsid="018c6393" officeooo:paragraph-rsid="018c6393"/>
    </style:style>
    <style:style style:name="P102" style:family="paragraph" style:parent-style-name="Text_20_body" style:list-style-name="L4">
      <style:text-properties officeooo:rsid="018c6be9" officeooo:paragraph-rsid="018c6be9"/>
    </style:style>
    <style:style style:name="P103" style:family="paragraph" style:parent-style-name="Text_20_body" style:list-style-name="L4">
      <style:text-properties officeooo:rsid="019148c8" officeooo:paragraph-rsid="019148c8"/>
    </style:style>
    <style:style style:name="P104" style:family="paragraph" style:parent-style-name="Text_20_body">
      <style:text-properties officeooo:rsid="01942231" officeooo:paragraph-rsid="01942231"/>
    </style:style>
    <style:style style:name="P105" style:family="paragraph" style:parent-style-name="Text_20_body">
      <style:text-properties officeooo:rsid="019bf22d" officeooo:paragraph-rsid="019bf22d"/>
    </style:style>
    <style:style style:name="P106" style:family="paragraph" style:parent-style-name="Text_20_body">
      <style:text-properties officeooo:rsid="01a621e6" officeooo:paragraph-rsid="01a621e6"/>
    </style:style>
    <style:style style:name="P107" style:family="paragraph" style:parent-style-name="Text_20_body">
      <style:text-properties officeooo:rsid="01aebd93" officeooo:paragraph-rsid="01aebd93"/>
    </style:style>
    <style:style style:name="P108" style:family="paragraph" style:parent-style-name="Heading_20_2">
      <style:text-properties officeooo:rsid="0060d13e" officeooo:paragraph-rsid="0060d13e"/>
    </style:style>
    <style:style style:name="P109" style:family="paragraph" style:parent-style-name="Heading_20_2">
      <style:text-properties officeooo:rsid="0063b877" officeooo:paragraph-rsid="0063b877"/>
    </style:style>
    <style:style style:name="P110" style:family="paragraph" style:parent-style-name="Heading_20_2">
      <style:text-properties officeooo:rsid="007ae3e1" officeooo:paragraph-rsid="006672ac"/>
    </style:style>
    <style:style style:name="P111" style:family="paragraph" style:parent-style-name="Heading_20_2">
      <style:text-properties officeooo:paragraph-rsid="00799351"/>
    </style:style>
    <style:style style:name="P112" style:family="paragraph" style:parent-style-name="Heading_20_2">
      <style:text-properties officeooo:paragraph-rsid="006df52a"/>
    </style:style>
    <style:style style:name="P113" style:family="paragraph" style:parent-style-name="Heading_20_2">
      <style:text-properties style:font-name="Verdana1" officeooo:rsid="012090f0" officeooo:paragraph-rsid="012090f0" style:font-size-asian="10.5pt"/>
    </style:style>
    <style:style style:name="P114" style:family="paragraph" style:parent-style-name="Heading_20_1">
      <style:text-properties officeooo:rsid="0060d13e" officeooo:paragraph-rsid="0060d13e"/>
    </style:style>
    <style:style style:name="P115" style:family="paragraph" style:parent-style-name="Heading_20_1">
      <style:text-properties officeooo:rsid="006263a6" officeooo:paragraph-rsid="006263a6"/>
    </style:style>
    <style:style style:name="P116" style:family="paragraph" style:parent-style-name="Heading_20_1">
      <style:text-properties style:font-name="Verdana" officeooo:rsid="00660d2e" officeooo:paragraph-rsid="00660d2e"/>
    </style:style>
    <style:style style:name="P117" style:family="paragraph" style:parent-style-name="Heading_20_1">
      <style:text-properties officeooo:rsid="006a427d" officeooo:paragraph-rsid="006a427d"/>
    </style:style>
    <style:style style:name="P118" style:family="paragraph" style:parent-style-name="Heading_20_1">
      <style:text-properties officeooo:rsid="00723c81" officeooo:paragraph-rsid="00723c81"/>
    </style:style>
    <style:style style:name="P119" style:family="paragraph" style:parent-style-name="Heading_20_1">
      <style:text-properties officeooo:rsid="00730e89" officeooo:paragraph-rsid="00730e89"/>
    </style:style>
    <style:style style:name="P120" style:family="paragraph" style:parent-style-name="Heading_20_1">
      <style:text-properties officeooo:rsid="0096444e" officeooo:paragraph-rsid="0060d13e"/>
    </style:style>
    <style:style style:name="P121" style:family="paragraph" style:parent-style-name="Heading_20_1">
      <style:text-properties officeooo:rsid="00c64ca0" officeooo:paragraph-rsid="00c64ca0"/>
    </style:style>
    <style:style style:name="P122" style:family="paragraph" style:parent-style-name="Heading_20_3">
      <style:text-properties style:font-name="Verdana" officeooo:rsid="0063b877" officeooo:paragraph-rsid="0063b877"/>
    </style:style>
    <style:style style:name="P123" style:family="paragraph" style:parent-style-name="Heading_20_3">
      <style:text-properties officeooo:rsid="008335c1" officeooo:paragraph-rsid="008335c1"/>
    </style:style>
    <style:style style:name="P124" style:family="paragraph" style:parent-style-name="Heading_20_3">
      <style:text-properties officeooo:rsid="0096444e" officeooo:paragraph-rsid="0060d13e"/>
    </style:style>
    <style:style style:name="P125" style:family="paragraph" style:parent-style-name="Preformatted_20_Text" style:list-style-name="L3"/>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38788664" text:id="ct738788664">
          <text:deletion>
            <office:change-info>
              <dc:creator>Todd Vance</dc:creator>
              <dc:date>2016-09-23T11:00:00</dc:date>
            </office:change-info>
            <text:p text:style-name="P1">Name of the Game</text:p>
          </text:deletion>
        </text:changed-region>
        <text:changed-region xml:id="ct738788904" text:id="ct738788904">
          <text:insertion>
            <office:change-info>
              <dc:creator>Todd Vance</dc:creator>
              <dc:date>2016-11-15T11:57:00</dc:date>
            </office:change-info>
          </text:insertion>
        </text:changed-region>
        <text:changed-region xml:id="ct738788784" text:id="ct738788784">
          <text:deletion>
            <office:change-info>
              <dc:creator>Todd Vance</dc:creator>
              <dc:date>2016-09-23T11:00:00</dc:date>
            </office:change-info>
            <text:p text:style-name="P2">Game Design Document Version 0.9</text:p>
          </text:deletion>
        </text:changed-region>
        <text:changed-region xml:id="ct738791544" text:id="ct738791544">
          <text:insertion>
            <office:change-info>
              <dc:creator>Todd Vance</dc:creator>
              <dc:date>2016-11-15T11:57:00</dc:date>
            </office:change-info>
          </text:insertion>
        </text:changed-region>
        <text:changed-region xml:id="ct738789024" text:id="ct738789024">
          <text:insertion>
            <office:change-info>
              <dc:creator>Todd Vance</dc:creator>
              <dc:date>2016-11-15T11:58:00</dc:date>
            </office:change-info>
          </text:insertion>
        </text:changed-region>
        <text:changed-region xml:id="ct738791424" text:id="ct738791424">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38789504" text:id="ct738789504">
          <text:insertion>
            <office:change-info>
              <dc:creator>Todd Vance</dc:creator>
              <dc:date>2016-11-15T11:58:00</dc:date>
            </office:change-info>
          </text:insertion>
        </text:changed-region>
        <text:changed-region xml:id="ct738789864" text:id="ct738789864">
          <text:insertion>
            <office:change-info>
              <dc:creator>Todd Vance</dc:creator>
              <dc:date>2016-11-15T11:59:00</dc:date>
            </office:change-info>
          </text:insertion>
        </text:changed-region>
        <text:changed-region xml:id="ct738790464" text:id="ct738790464">
          <text:insertion>
            <office:change-info>
              <dc:creator>Todd Vance</dc:creator>
              <dc:date>2016-11-15T12:00:00</dc:date>
            </office:change-info>
          </text:insertion>
        </text:changed-region>
        <text:changed-region xml:id="ct738789984" text:id="ct738789984">
          <text:insertion>
            <office:change-info>
              <dc:creator>Todd Vance</dc:creator>
              <dc:date>2016-11-15T12:01:00</dc:date>
            </office:change-info>
          </text:insertion>
        </text:changed-region>
        <text:changed-region xml:id="ct738790104" text:id="ct738790104">
          <text:insertion>
            <office:change-info>
              <dc:creator>Todd Vance</dc:creator>
              <dc:date>2016-11-15T12:02:00</dc:date>
            </office:change-info>
          </text:insertion>
        </text:changed-region>
        <text:changed-region xml:id="ct738791664" text:id="ct738791664">
          <text:insertion>
            <office:change-info>
              <dc:creator>Todd Vance</dc:creator>
              <dc:date>2016-11-15T12:03:00</dc:date>
            </office:change-info>
          </text:insertion>
        </text:changed-region>
        <text:changed-region xml:id="ct738791304" text:id="ct738791304">
          <text:insertion>
            <office:change-info>
              <dc:creator>Todd Vance</dc:creator>
              <dc:date>2016-11-15T12:04:00</dc:date>
            </office:change-info>
          </text:insertion>
        </text:changed-region>
        <text:changed-region xml:id="ct738789144" text:id="ct738789144">
          <text:insertion>
            <office:change-info>
              <dc:creator>Todd Vance</dc:creator>
              <dc:date>2016-11-15T12:05:00</dc:date>
            </office:change-info>
          </text:insertion>
        </text:changed-region>
        <text:changed-region xml:id="ct738788424" text:id="ct738788424">
          <text:insertion>
            <office:change-info>
              <dc:creator>Todd Vance</dc:creator>
              <dc:date>2016-11-15T12:06:00</dc:date>
            </office:change-info>
          </text:insertion>
        </text:changed-region>
        <text:changed-region xml:id="ct738789264" text:id="ct738789264">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38789624" text:id="ct738789624">
          <text:insertion>
            <office:change-info>
              <dc:creator>Todd Vance</dc:creator>
              <dc:date>2016-11-15T12:06:00</dc:date>
            </office:change-info>
          </text:insertion>
        </text:changed-region>
        <text:changed-region xml:id="ct738791064" text:id="ct738791064">
          <text:insertion>
            <office:change-info>
              <dc:creator>Todd Vance</dc:creator>
              <dc:date>2016-11-15T12:07:00</dc:date>
            </office:change-info>
          </text:insertion>
        </text:changed-region>
        <text:changed-region xml:id="ct738790344" text:id="ct738790344">
          <text:insertion>
            <office:change-info>
              <dc:creator>Todd Vance</dc:creator>
              <dc:date>2016-11-15T12:08:00</dc:date>
            </office:change-info>
          </text:insertion>
        </text:changed-region>
        <text:changed-region xml:id="ct738790584" text:id="ct738790584">
          <text:insertion>
            <office:change-info>
              <dc:creator>Todd Vance</dc:creator>
              <dc:date>2016-11-15T12:13:00</dc:date>
            </office:change-info>
          </text:insertion>
        </text:changed-region>
        <text:changed-region xml:id="ct738147944" text:id="ct738147944">
          <text:insertion>
            <office:change-info>
              <dc:creator>Todd Vance</dc:creator>
              <dc:date>2016-11-15T12:14:00</dc:date>
            </office:change-info>
          </text:insertion>
        </text:changed-region>
        <text:changed-region xml:id="ct738146384" text:id="ct738146384">
          <text:insertion>
            <office:change-info>
              <dc:creator>Todd Vance</dc:creator>
              <dc:date>2016-11-15T12:15:00</dc:date>
            </office:change-info>
          </text:insertion>
        </text:changed-region>
        <text:changed-region xml:id="ct738144584" text:id="ct738144584">
          <text:insertion>
            <office:change-info>
              <dc:creator>Todd Vance</dc:creator>
              <dc:date>2016-11-15T12:16:00</dc:date>
            </office:change-info>
          </text:insertion>
        </text:changed-region>
        <text:changed-region xml:id="ct738144464" text:id="ct738144464">
          <text:insertion>
            <office:change-info>
              <dc:creator>Todd Vance</dc:creator>
              <dc:date>2016-11-15T12:17:00</dc:date>
            </office:change-info>
          </text:insertion>
        </text:changed-region>
        <text:changed-region xml:id="ct738144704" text:id="ct738144704">
          <text:insertion>
            <office:change-info>
              <dc:creator>Todd Vance</dc:creator>
              <dc:date>2016-11-15T12:19:00</dc:date>
            </office:change-info>
          </text:insertion>
        </text:changed-region>
        <text:changed-region xml:id="ct738144824" text:id="ct738144824">
          <text:insertion>
            <office:change-info>
              <dc:creator>Todd Vance</dc:creator>
              <dc:date>2016-11-15T12:20:00</dc:date>
            </office:change-info>
          </text:insertion>
        </text:changed-region>
        <text:changed-region xml:id="ct738145184" text:id="ct738145184">
          <text:insertion>
            <office:change-info>
              <dc:creator>Todd Vance</dc:creator>
              <dc:date>2016-11-15T12:21:00</dc:date>
            </office:change-info>
          </text:insertion>
        </text:changed-region>
        <text:changed-region xml:id="ct738145544" text:id="ct738145544">
          <text:insertion>
            <office:change-info>
              <dc:creator>Todd Vance</dc:creator>
              <dc:date>2016-11-15T12:22:00</dc:date>
            </office:change-info>
          </text:insertion>
        </text:changed-region>
        <text:changed-region xml:id="ct738145664" text:id="ct738145664">
          <text:insertion>
            <office:change-info>
              <dc:creator>Todd Vance</dc:creator>
              <dc:date>2016-11-15T12:40:00</dc:date>
            </office:change-info>
          </text:insertion>
        </text:changed-region>
        <text:changed-region xml:id="ct738145784" text:id="ct738145784">
          <text:insertion>
            <office:change-info>
              <dc:creator>Todd Vance</dc:creator>
              <dc:date>2016-11-15T12:44:00</dc:date>
            </office:change-info>
          </text:insertion>
        </text:changed-region>
        <text:changed-region xml:id="ct738789384" text:id="ct738789384">
          <text:insertion>
            <office:change-info>
              <dc:creator>Todd Vance</dc:creator>
              <dc:date>2016-11-15T12:45:00</dc:date>
            </office:change-info>
          </text:insertion>
        </text:changed-region>
        <text:changed-region xml:id="ct738791184" text:id="ct738791184">
          <text:insertion>
            <office:change-info>
              <dc:creator>Todd Vance</dc:creator>
              <dc:date>2016-11-15T12:46:00</dc:date>
            </office:change-info>
          </text:insertion>
        </text:changed-region>
        <text:changed-region xml:id="ct738790704" text:id="ct738790704">
          <text:insertion>
            <office:change-info>
              <dc:creator>Todd Vance</dc:creator>
              <dc:date>2016-11-15T12:47:00</dc:date>
            </office:change-info>
          </text:insertion>
        </text:changed-region>
        <text:changed-region xml:id="ct738789744" text:id="ct738789744">
          <text:insertion>
            <office:change-info>
              <dc:creator>Todd Vance</dc:creator>
              <dc:date>2016-11-15T12:48:00</dc:date>
            </office:change-info>
          </text:insertion>
        </text:changed-region>
        <text:changed-region xml:id="ct738788304" text:id="ct738788304">
          <text:insertion>
            <office:change-info>
              <dc:creator>Todd Vance</dc:creator>
              <dc:date>2016-11-15T12:49:00</dc:date>
            </office:change-info>
          </text:insertion>
        </text:changed-region>
        <text:changed-region xml:id="ct738790224" text:id="ct738790224">
          <text:insertion>
            <office:change-info>
              <dc:creator>Todd Vance</dc:creator>
              <dc:date>2016-11-15T12:50:00</dc:date>
            </office:change-info>
          </text:insertion>
        </text:changed-region>
        <text:changed-region xml:id="ct738791784" text:id="ct738791784">
          <text:insertion>
            <office:change-info>
              <dc:creator>Todd Vance</dc:creator>
              <dc:date>2016-11-15T13:02:00</dc:date>
            </office:change-info>
          </text:insertion>
        </text:changed-region>
        <text:changed-region xml:id="ct738788064" text:id="ct738788064">
          <text:insertion>
            <office:change-info>
              <dc:creator>Todd Vance</dc:creator>
              <dc:date>2016-11-15T12:51:00</dc:date>
            </office:change-info>
          </text:insertion>
        </text:changed-region>
        <text:changed-region xml:id="ct738146024" text:id="ct738146024">
          <text:insertion>
            <office:change-info>
              <dc:creator>Todd Vance</dc:creator>
              <dc:date>2016-11-15T12:52:00</dc:date>
            </office:change-info>
          </text:insertion>
        </text:changed-region>
        <text:changed-region xml:id="ct738146504" text:id="ct738146504">
          <text:insertion>
            <office:change-info>
              <dc:creator>Todd Vance</dc:creator>
              <dc:date>2016-11-15T15:46:00</dc:date>
            </office:change-info>
          </text:insertion>
        </text:changed-region>
        <text:changed-region xml:id="ct738146744" text:id="ct738146744">
          <text:insertion>
            <office:change-info>
              <dc:creator>Todd Vance</dc:creator>
              <dc:date>2016-11-15T15:47:00</dc:date>
            </office:change-info>
          </text:insertion>
        </text:changed-region>
        <text:changed-region xml:id="ct738791904" text:id="ct738791904">
          <text:insertion>
            <office:change-info>
              <dc:creator>Todd Vance</dc:creator>
              <dc:date>2016-11-15T15:48:00</dc:date>
            </office:change-info>
          </text:insertion>
        </text:changed-region>
        <text:changed-region xml:id="ct360477672" text:id="ct360477672">
          <text:insertion>
            <office:change-info>
              <dc:creator>Todd Vance</dc:creator>
              <dc:date>2016-11-15T15:49:00</dc:date>
            </office:change-info>
          </text:insertion>
        </text:changed-region>
        <text:changed-region xml:id="ct738336512" text:id="ct738336512">
          <text:insertion>
            <office:change-info>
              <dc:creator>Todd Vance</dc:creator>
              <dc:date>2016-11-15T15:50:00</dc:date>
            </office:change-info>
          </text:insertion>
        </text:changed-region>
        <text:changed-region xml:id="ct738335912" text:id="ct738335912">
          <text:insertion>
            <office:change-info>
              <dc:creator>Todd Vance</dc:creator>
              <dc:date>2016-11-15T15:52:00</dc:date>
            </office:change-info>
          </text:insertion>
        </text:changed-region>
        <text:changed-region xml:id="ct738336392" text:id="ct738336392">
          <text:insertion>
            <office:change-info>
              <dc:creator>Todd Vance</dc:creator>
              <dc:date>2016-11-15T15:53:00</dc:date>
            </office:change-info>
          </text:insertion>
        </text:changed-region>
        <text:changed-region xml:id="ct738336032" text:id="ct738336032">
          <text:insertion>
            <office:change-info>
              <dc:creator>Todd Vance</dc:creator>
              <dc:date>2016-11-15T15:54:00</dc:date>
            </office:change-info>
          </text:insertion>
        </text:changed-region>
        <text:changed-region xml:id="ct738333512" text:id="ct738333512">
          <text:insertion>
            <office:change-info>
              <dc:creator>Todd Vance</dc:creator>
              <dc:date>2016-11-15T16:18:00</dc:date>
            </office:change-info>
          </text:insertion>
        </text:changed-region>
        <text:changed-region xml:id="ct738336152" text:id="ct738336152">
          <text:insertion>
            <office:change-info>
              <dc:creator>Todd Vance</dc:creator>
              <dc:date>2016-11-15T16:19:00</dc:date>
            </office:change-info>
          </text:insertion>
        </text:changed-region>
        <text:changed-region xml:id="ct738335672" text:id="ct738335672">
          <text:insertion>
            <office:change-info>
              <dc:creator>Todd Vance</dc:creator>
              <dc:date>2016-11-15T16:20:00</dc:date>
            </office:change-info>
          </text:insertion>
        </text:changed-region>
        <text:changed-region xml:id="ct738336272" text:id="ct738336272">
          <text:insertion>
            <office:change-info>
              <dc:creator>Todd Vance</dc:creator>
              <dc:date>2016-11-15T16:21:00</dc:date>
            </office:change-info>
          </text:insertion>
        </text:changed-region>
        <text:changed-region xml:id="ct738335432" text:id="ct738335432">
          <text:insertion>
            <office:change-info>
              <dc:creator>Todd Vance</dc:creator>
              <dc:date>2016-11-15T16:22:00</dc:date>
            </office:change-info>
          </text:insertion>
        </text:changed-region>
        <text:changed-region xml:id="ct738335192" text:id="ct738335192">
          <text:insertion>
            <office:change-info>
              <dc:creator>Todd Vance</dc:creator>
              <dc:date>2016-11-15T16:23:00</dc:date>
            </office:change-info>
          </text:insertion>
        </text:changed-region>
        <text:changed-region xml:id="ct738334352" text:id="ct738334352">
          <text:insertion>
            <office:change-info>
              <dc:creator>Todd Vance</dc:creator>
              <dc:date>2016-11-15T16:24:00</dc:date>
            </office:change-info>
          </text:insertion>
        </text:changed-region>
        <text:changed-region xml:id="ct738335312" text:id="ct738335312">
          <text:insertion>
            <office:change-info>
              <dc:creator>Todd Vance</dc:creator>
              <dc:date>2016-11-15T16:25:00</dc:date>
            </office:change-info>
          </text:insertion>
        </text:changed-region>
        <text:changed-region xml:id="ct738334472" text:id="ct738334472">
          <text:insertion>
            <office:change-info>
              <dc:creator>Todd Vance</dc:creator>
              <dc:date>2016-11-15T16:26:00</dc:date>
            </office:change-info>
          </text:insertion>
        </text:changed-region>
        <text:changed-region xml:id="ct738333752" text:id="ct738333752">
          <text:insertion>
            <office:change-info>
              <dc:creator>Todd Vance</dc:creator>
              <dc:date>2016-11-15T16:27:00</dc:date>
            </office:change-info>
          </text:insertion>
        </text:changed-region>
        <text:changed-region xml:id="ct738334112" text:id="ct738334112">
          <text:insertion>
            <office:change-info>
              <dc:creator>Todd Vance</dc:creator>
              <dc:date>2016-11-15T16:28:00</dc:date>
            </office:change-info>
          </text:insertion>
        </text:changed-region>
        <text:changed-region xml:id="ct738335792" text:id="ct738335792">
          <text:insertion>
            <office:change-info>
              <dc:creator>Todd Vance</dc:creator>
              <dc:date>2016-11-15T16:30:00</dc:date>
            </office:change-info>
          </text:insertion>
        </text:changed-region>
        <text:changed-region xml:id="ct738334832" text:id="ct738334832">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38788664"/><text:change-start text:change-id="ct738788904"/>Creating a Game from Scratch<text:change-end text:change-id="ct738788904"/></text:p>
      <text:p text:style-name="P25"><text:change text:change-id="ct738788784"/><text:change-start text:change-id="ct738791544"/>A <text:change-end text:change-id="ct738791544"/><text:change-start text:change-id="ct738789024"/>journal of my experience<text:change-end text:change-id="ct738789024"/></text:p>
      <text:p text:style-name="P81">Put your tagline here</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84"><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4"><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2"><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7"><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87"><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84"><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2"><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4"><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7"><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87"><text:soft-page-break/><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87"><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87"><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87"><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87"><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84"><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84"><text:a xlink:type="simple" xlink:href="#__RefHeading___Toc12869_885356313" text:style-name="Index_20_Link" text:visited-style-name="Index_20_Link"><text:s/>Shoot the space rocks in this 2D shooter<text:tab/>15</text:a></text:p>
          <text:p text:style-name="P82"><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84"><text:a xlink:type="simple" xlink:href="#__RefHeading___Toc12873_885356313" text:style-name="Index_20_Link" text:visited-style-name="Index_20_Link"><text:s/>Game Overview<text:tab/>15</text:a></text:p>
          <text:p text:style-name="P84"><text:a xlink:type="simple" xlink:href="#__RefHeading___Toc12875_885356313" text:style-name="Index_20_Link" text:visited-style-name="Index_20_Link"><text:s/>Difference from other similar games<text:tab/>15</text:a></text:p>
          <text:p text:style-name="P84"><text:a xlink:type="simple" xlink:href="#__RefHeading___Toc12877_885356313" text:style-name="Index_20_Link" text:visited-style-name="Index_20_Link"><text:s/>Feature Set<text:tab/>15</text:a></text:p>
          <text:p text:style-name="P84"><text:a xlink:type="simple" xlink:href="#__RefHeading___Toc12879_885356313" text:style-name="Index_20_Link" text:visited-style-name="Index_20_Link"><text:s/>Camera<text:tab/>16</text:a></text:p>
          <text:p text:style-name="P84"><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20" text:outline-level="1"><text:change text:change-id="ct738791424"/><text:change-start text:change-id="ct738789504"/>The Idea</text:h>
      <text:p text:style-name="P32"/>
      <text:p text:style-name="P33">After having followed several Udemy <text:span text:style-name="T18">Unity and Unreal videos</text:span><text:change-end text:change-id="ct738789504"/><text:change-start text:change-id="ct73878986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38789864"/><text:change-start text:change-id="ct73879046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38790464"/><text:change-start text:change-id="ct73878998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38789984"/><text:change-start text:change-id="ct738790104"/><text:span text:style-name="T20">earlier games, </text:span><text:span text:style-name="T24">on the assumption that earlier is simpler. <text:s/>I’ve already done a (not quite true-to-form) knockoff of BlockBuster and Space Invaders, and decided, Asteroids looks good. <text:s/>I even have the Space Shooter </text:span><text:soft-page-break/><text:span text:style-name="T24">packs from Laser Defender (the almost-space-invaders) which would </text:span><text:change-end text:change-id="ct738790104"/><text:change-start text:change-id="ct738791664"/><text:span text:style-name="T24">give me the right assets:</text:span></text:p>
      <text:p text:style-name="P37"><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38791664"/><text:change-start text:change-id="ct738791304"/><text:span text:style-name="T20">r someone programming from scratch, is not really any harder than programming Space Invaders from scratch, but I’m using Unity, not assembly-from-the-ground-up. <text:s/>Unity has a good framework that made Space Invaders simple,</text:span><text:change-end text:change-id="ct738791304"/><text:change-start text:change-id="ct73878914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38789144"/><text:change-start text:change-id="ct738788424"/></text:p>
      <text:p text:style-name="P31"><text:change-end text:change-id="ct738788424"/><text:change text:change-id="ct738789264"/><text:change-start text:change-id="ct738789624"/><text:span text:style-name="T4">T</text:span><text:span text:style-name="T3">he “</text:span><text:span text:style-name="T5">preferred” way to do this, if building from scratch, </text:span><text:span text:style-name="T6">is </text:span><text:span text:style-name="T7">to</text:span><text:change-end text:change-id="ct738789624"/><text:change-start text:change-id="ct738791064"/><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38791064"/><text:change-start text:change-id="ct738790344"/><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text:span><text:soft-page-break/><text:span text:style-name="T3">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38790344"/><text:change-start text:change-id="ct738790584"/><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21" text:outline-level="1"><text:bookmark-start text:name="__RefHeading___Toc47424_1363113935"/><text:change-end text:change-id="ct738790584"/><text:change-start text:change-id="ct738147944"/>Start of Game Project<text:bookmark-end text:name="__RefHeading___Toc47424_1363113935"/></text:h>
      <text:p text:style-name="P43">The next thing I “should” do is a Game Design Document, but I decided to put that off a bit and just get started setting up a viable game project.<text:change-end text:change-id="ct738147944"/><text:change-start text:change-id="ct738146384"/> <text:s/><text:span text:style-name="T37">So, I fired up Unity (Version 5.4.2f2 to be exact), and opened a new project in 2D mode, calling it “Space Rocks”.</text:span></text:p>
      <text:p text:style-name="P44">Next I got my trusty Flexible Music Manager, which you can download f<text:change-end text:change-id="ct738146384"/><text:change-start text:change-id="ct738144584"/>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38144584"/><text:change-start text:change-id="ct738144464"/>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38144464"/><text:change-start text:change-id="ct738144704"/></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38144704"/><text:change-start text:change-id="ct738144824"/>It is made so that all you have to do is change the public “currentState” field in the inspector and it will automatically switch to the correct scene.</text:p>
      <text:p text:style-name="P47"><text:change-end text:change-id="ct738144824"/><text:change-start text:change-id="ct738145184"/>I attached these as components of a “Singletons” GameObject <text:span text:style-name="T38">and added a logo background</text:span><text:change-end text:change-id="ct738145184"/><text:change-start text:change-id="ct738145544"/><text:span text:style-name="T38"> and set it up in the inspector to play some free audio clips from the web</text:span><text:change-end text:change-id="ct738145544"/><text:change-start text:change-id="ct738145664"/><text:span text:style-name="T38">.</text:span><text:change-end text:change-id="ct738145664"/><text:change-start text:change-id="ct738145784"/></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38145784"/><text:change-start text:change-id="ct738789384"/><text:soft-page-break/>The Logo<text:bookmark-end text:name="__RefHeading___Toc47426_1363113935"/></text:h>
      <text:p text:style-name="P48">I shall take a break to explain the logo. <text:s/>The central object is a realization of a hypercube<text:change-end text:change-id="ct738789384"/><text:change-start text:change-id="ct738791184"/>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38791184"/><text:change-start text:change-id="ct738790704"/>(of <text:span text:style-name="T20">the</text:span> Potomac River) Valley in West Virginia: it is the view out my kitchen window, but without all the trees, houses, and so on. <text:s/>I used topological data from <text:change-end text:change-id="ct738790704"/><text:change-start text:change-id="ct738789744"/></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38789744"/><text:change-start text:change-id="ct738788304"/> quite a process involving downloading various tools) to a heightmap, and then imported into the Unreal Engine 4 editor as a landscape. <text:s/>The monogram at the bottom left is my initials rendered as 3d objects: a t<text:change-end text:change-id="ct738788304"/><text:change-start text:change-id="ct738790224"/>esseract (another way of showing a hypercube in three-dimensional space), a half-sphere, and a cone, <text:span text:style-name="T42">to symbolize the game building in higher dimensions</text:span>.<text:change-end text:change-id="ct738790224"/><text:change-start text:change-id="ct738791784"/> <text:s/><text:span text:style-name="T41">The colors red, green, and blue are of course the primary colors for everything “pixel”.</text:span><text:change-end text:change-id="ct738791784"/><text:change-start text:change-id="ct738788064"/></text:p>
      <text:h text:style-name="Heading_20_1" text:outline-level="1"><text:bookmark-start text:name="__RefHeading___Toc47428_1363113935"/><text:change-end text:change-id="ct738788064"/><text:change-start text:change-id="ct738146024"/>The Main Menu<text:bookmark-end text:name="__RefHeading___Toc47428_1363113935"/></text:h>
      <text:p text:style-name="P49">After the splash screen shows for 2.5 seconds, the main menu is loaded. <text:s/><text:change-end text:change-id="ct738146024"/><text:change-start text:change-id="ct738146504"/><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38146504"/><text:change-start text:change-id="ct738146744"/><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38146744"/><text:change-start text:change-id="ct738791904"/><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38791904"/><text:change-start text:change-id="ct360477672"/><text:span text:style-name="T26"> sprite got a Collider2D (polygon collider 2D for rocks, box collider 2D for barriers) for bouncing, and the rocks got RigidBody2D components for physics.</text:span><text:change-end text:change-id="ct360477672"/><text:change-start text:change-id="ct73833651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38336512"/><text:change-start text:change-id="ct73833591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38335912"/><text:change-start text:change-id="ct738336392"/></text:p>
      <text:p text:style-name="P51"><text:change-end text:change-id="ct738336392"/><text:change-start text:change-id="ct73833603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38336032"/><text:change-start text:change-id="ct738333512"/><text:soft-page-break/>Github Repository<text:bookmark-end text:name="__RefHeading___Toc12863_885356313"/></text:h>
      <text:p text:style-name="P58">Before doing anything else, I decided to <text:change-end text:change-id="ct738333512"/><text:change-start text:change-id="ct738336152"/>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38336152"/><text:change-start text:change-id="ct738335672"/><text:span text:style-name="T48">SourceTree on windows won’t publish a new repository to GitHub, but the GitHub app will. <text:s/></text:span></text:p>
      <text:p text:style-name="P60">So, first, in SourceTree<text:change-end text:change-id="ct738335672"/><text:change-start text:change-id="ct738336272"/> (oops—it just crashed. <text:s/>I had GitHub app open too, maybe they cannot be open at <text:span text:style-name="T20">the</text:span> same time. <text:s/>So <text:span text:style-name="T20">again…</text:span>) in SourceTree, I clicked the Clone/new button<text:change-end text:change-id="ct738336272"/><text:change-start text:change-id="ct738335432"/>, then select the Create New Repository tab, then make sure the repository is Git, select the path to the project, select “Bookmark this repository”, and click C<text:change-end text:change-id="ct738335432"/><text:change-start text:change-id="ct738335192"/>reate.</text:p>
      <text:p text:style-name="P60">Now, I copy a .gitignore file from my Laser Defender project and stage it and hit F5 to refresh the window. <text:s/>This causes lots of cruft to be ignored.<text:change-end text:change-id="ct738335192"/><text:change-start text:change-id="ct738334352"/></text:p>
      <text:p text:style-name="P60">When I click “Stage All”, I get a warning that some files are large, so I ignore them with the right-click “ignore” feature (I ignore everything under Assets/Sounds, as those .wav files are large) and try again.<text:change-end text:change-id="ct738334352"/><text:change-start text:change-id="ct738335312"/> <text:s/>I type the Commit message: “Initial Commit”, and click Commit.<text:change-end text:change-id="ct738335312"/><text:change-start text:change-id="ct738334472"/></text:p>
      <text:p text:style-name="P60">The repo is committed, but not published to GitHub. <text:s/>So, I close SourceTree and open the GitHub app. <text:s/>I click the down arrow next to the plus sign on the top left of the screen (GitHub app has the flaw that it uses <text:change-end text:change-id="ct738334472"/><text:change-start text:change-id="ct738333752"/>mobile-device-like icons for everything and it’s not clear where to find what you need just by looking at the icons) and select the Add option, then select the repo path<text:change-end text:change-id="ct738333752"/><text:change-start text:change-id="ct738334112"/>,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38334112"/><text:change-start text:change-id="ct738335792"/><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38335792"/><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8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85"><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8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85"><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83"><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85"><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83"><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83"><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83"><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83"><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83"><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83"><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83"><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8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85"><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85"><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85"><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85"><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8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85"><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83"><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83"><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83"><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83"><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83"><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85"><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83"><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83"><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83"><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85"><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88"><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88"><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88"><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88"><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88"><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86"><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38334832"/><text:soft-page-break/><text:span text:style-name="T33">G</text:span><text:span text:style-name="T20">ame Design Document</text:span><text:bookmark-end text:name="__RefHeading___Toc12865_885356313"/></text:h>
      <text:p text:style-name="P57"><text:change-end text:change-id="ct738334832"/>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13"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8796913133691212132" text:style-name="L1">
        <text:list-item>
          <text:p text:style-name="P91">2D physics</text:p>
        </text:list-item>
        <text:list-item>
          <text:p text:style-name="P91">ship accelerates by control, but there is drag. Rotation happens when the rotate key is held down</text:p>
        </text:list-item>
        <text:list-item>
          <text:p text:style-name="P91">firing is single shot, one missile per keypress. Firing may be rate-limited. Missiles travel a fixed distance before evaporating.</text:p>
        </text:list-item>
        <text:list-item>
          <text:p text:style-name="P91">Rocks, when hit by a missile, split into smaller rocks which inherit the energy from the parent rock.</text:p>
        </text:list-item>
        <text:list-item>
          <text:p text:style-name="P91"><text:soft-page-break/>Score display and high score saving</text:p>
        </text:list-item>
        <text:list-item>
          <text:p text:style-name="P91">music and sound effects</text:p>
        </text:list-item>
        <text:list-item>
          <text:p text:style-name="P91">various visual effects</text:p>
        </text:list-item>
        <text:list-item>
          <text:p text:style-name="P91">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ext:soft-page-break/>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6565135439849589628" text:style-name="L2">
        <text:list-item>
          <text:p text:style-name="P92">A large rock fragments into four rocks, randomly selected among medium, small, and tiny.</text:p>
        </text:list-item>
        <text:list-item>
          <text:p text:style-name="P92">A medium rock fragments into two rocks, randomly selected among small and tiny.</text:p>
        </text:list-item>
        <text:list-item>
          <text:p text:style-name="P92">A small rock just turns into a single tiny rock.</text:p>
        </text:list-item>
        <text:list-item>
          <text:p text:style-name="P92">A tiny rock vaporizes.</text:p>
        </text:list-item>
        <text:list-item>
          <text:p text:style-name="P93">Spawned rocks are given random velocities to make them fly apart.</text:p>
        </text:list-item>
      </text:list>
      <text:p text:style-name="P71">Some <text:span text:style-name="T58">gameplay issues led me to add more conditions:</text:span></text:p>
      <text:list xml:id="list1517320287276367107" text:style-name="L3">
        <text:list-item>
          <text:p text:style-name="P94">A rock’s velocity is capped at 3 game units per second (or else it will fly right through the barriers).</text:p>
        </text:list-item>
        <text:list-item>
          <text:p text:style-name="P95"><text:soft-page-break/>When a rock exceeds the cap, it is adjusted toward the cap (rather than immediately set to the cap value) for smooth motion changes, or else rocks look like controlled spaceships.</text:p>
          <text:list>
            <text:list-item>
              <text:p text:style-name="P96">In code, this looks like:</text:p>
            </text:list-item>
            <text:list-item>
              <text:p text:style-name="P125"><text:s text:c="4"/>void FixedUpdate() {</text:p>
            </text:list-item>
            <text:list-item>
              <text:p text:style-name="P125"><text:s text:c="8"/>if (rb.velocity.magnitude &gt; maxVelocity) {</text:p>
            </text:list-item>
            <text:list-item>
              <text:p text:style-name="P125"><text:s text:c="12"/>rb.velocity *= Mathf.Sqrt(maxVelocity / rb.velocity.magnitude);</text:p>
            </text:list-item>
            <text:list-item>
              <text:p text:style-name="P125"><text:s text:c="8"/>}</text:p>
            </text:list-item>
            <text:list-item>
              <text:p text:style-name="P125"><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89"><text:s text:c="8"/>//Kludge: reset the polygon collider</text:p>
      <text:p text:style-name="P89"><text:s text:c="8"/>Destroy(GetComponent&lt;PolygonCollider2D&gt;());</text:p>
      <text:p text:style-name="P89"><text:s text:c="8"/>gameObject.AddComponent&lt;PolygonCollider2D&gt;();</text:p>
      <text:p text:style-name="P89"/>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1261630690404932459" text:style-name="L4">
        <text:list-item>
          <text:p text:style-name="P97">Shooting rocks should add to score.</text:p>
        </text:list-item>
        <text:list-item>
          <text:p text:style-name="P98">Getting hit by a rock should damage/destroy ship</text:p>
        </text:list-item>
        <text:list-item>
          <text:p text:style-name="P99">Options menu still is not available</text:p>
        </text:list-item>
        <text:list-item>
          <text:p text:style-name="P100"><text:soft-page-break/>Music doens’t yet play during game...should be a simple fix.</text:p>
        </text:list-item>
        <text:list-item>
          <text:p text:style-name="P101">No sound effects yet.</text:p>
        </text:list-item>
        <text:list-item>
          <text:p text:style-name="P102">Tweaking: game might be too hard as-is? Harder than original Asteroids. <text:span text:style-name="T66">The bouncing off walls adds so much chaos not found in the original “Torroidal” Asteroids.</text:span></text:p>
        </text:list-item>
        <text:list-item>
          <text:p text:style-name="P103">Check my first “todo” list several sections back: mostly complete and what isn’t is subsumed by this new “todo”</text:p>
        </text:list-item>
        <text:list-item>
          <text:p text:style-name="P103">Look at GDD and consider progress/todo/changes. <text:s/>I’ll do that right now in fact.</text:p>
        </text:list-item>
      </text:list>
      <text:h text:style-name="Heading_20_1" text:outline-level="1">Game Design Document Revisited</text:h>
      <text:p text:style-name="P104">A quick read of the GDD shows I’m following it fairly well with no major changes. <text:s/><text:span text:style-name="T67">So I shall leave it as is for now.</text:span></text:p>
      <text:h text:style-name="Heading_20_1" text:outline-level="1">Music Plays on Game Level</text:h>
      <text:p text:style-name="P105">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106">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107">Then I added a new empty GameObject called “Settings” and a “Settings.cs” script <text:span text:style-name="T70">to handle it. <text:s/>Initially I added only one setting, Music Volume, a slider. <text:s/>Todo: add other options, such as sound effects volume, and save options between runs.</text:span></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7H13M23S</meta:editing-duration>
    <meta:editing-cycles>238</meta:editing-cycles>
    <meta:generator>LibreOffice/5.1.5.2$Windows_x86 LibreOffice_project/7a864d8825610a8c07cfc3bc01dd4fce6a9447e5</meta:generator>
    <dc:subject>game programming and design</dc:subject>
    <dc:title>HowTo</dc:title>
    <meta:initial-creator>Todd Vance</meta:initial-creator>
    <dc:date>2016-11-17T10:07:03.076000000</dc:date>
    <dc:creator>Todd Vance</dc:creator>
    <meta:document-statistic meta:table-count="0" meta:image-count="4" meta:object-count="0" meta:page-count="14" meta:paragraph-count="213" meta:word-count="3655" meta:character-count="20979" meta:non-whitespace-character-count="17357"/>
    <meta:template xlink:type="simple" xlink:actuate="onRequest" xlink:title="HowTo" xlink:href="file:///C:/Users/Todd%20Vance/AppData/Roaming/LibreOffice/4/user/template/HowTo.ott" meta:date="2016-11-15T11:57:38.453000000"/>
  </office:meta>
</office:document-meta>
</file>